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52cm"/>
    </style:style>
    <style:style style:name="gr2" style:family="graphic" style:parent-style-name="standard">
      <style:graphic-properties draw:stroke="none" svg:stroke-color="#000000" draw:fill="none" draw:fill-color="#ffffff" fo:min-height="6.60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906cm" svg:height="3.302cm" svg:x="2.397cm" svg:y="2.651cm">
          <draw:text-box>
            <text:p>-P ^ KC =&gt; F</text:p>
            <text:p>-P ^ T =&gt; F</text:p>
            <text:p>-P =&gt; F</text:p>
            <text:p>T =&gt; P</text:p>
          </draw:text-box>
        </draw:frame>
        <draw:frame draw:style-name="gr2" draw:layer="layout" svg:width="16.891cm" svg:height="6.854cm" svg:x="2.524cm" svg:y="6.969cm">
          <draw:text-box>
            <text:p>P( ) is engaged</text:p>
            <text:p><text:s/>KE{Josh, Kyle, Martin, Tyler}</text:p>
            <text:p>P(Josh) = T</text:p>
            <text:p>P(Kyle) = F</text:p>
            <text:p>P(Martin) = F</text:p>
            <text:p>P(Tyler) = T</text:p>
            <text:p>AK P(K) = 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Estrada</meta:initial-creator>
    <meta:creation-date>2013-02-05T09:44:33</meta:creation-date>
    <meta:generator>LibreOffice/3.6$Linux_X86_64 LibreOffice_project/360m1$Build-2</meta:generator>
    <dc:date>2013-02-05T10:14:56</dc:date>
    <dc:creator>Ethan Estrada</dc:creator>
    <meta:editing-duration>PT18M45S</meta:editing-duration>
    <meta:editing-cycles>2</meta:editing-cycles>
    <meta:document-statistic meta:object-count="2"/>
  </office:meta>
</office:document-meta>
</file>